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8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18pt"/>
    </style:style>
    <style:style style:name="P3" style:family="paragraph">
      <style:paragraph-properties fo:text-align="center"/>
      <style:text-properties fo:font-size="8pt" style:font-size-asian="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style:font-size-complex="8pt"/>
    </style:style>
    <style:style style:name="T2" style:family="text">
      <style:text-properties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1cm" svg:x="1.8cm" svg:y="2.6cm">
          <text:p text:style-name="P1">バージョン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3.8cm" svg:y="2.6cm">
          <text:p text:style-name="P1"><text:span text:style-name="T1">ヘッダ長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5.8cm" svg:y="2.6cm">
          <text:p text:style-name="P1">T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cm" svg:x="9.8cm" svg:y="2.6cm">
          <text:p text:style-name="P1"><text:span text:style-name="T1">全データ長（</text:span><text:span text:style-name="T1">byt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.8cm" svg:y="3.6cm">
          <text:p text:style-name="P2">識別子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cm" svg:height="1cm" svg:x="9.8cm" svg:y="3.6cm">
          <text:p text:style-name="P3">フラグ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5cm" svg:height="1cm" svg:x="11.3cm" svg:y="3.6cm">
          <text:p text:style-name="P3">フラグメントオフセット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8cm" svg:y="4.6cm">
          <text:p text:style-name="P3"><text:span text:style-name="T2">TT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cm" svg:height="1cm" svg:x="9.8cm" svg:y="4.6cm">
          <text:p text:style-name="P3">ヘッダチェックサム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5.8cm" svg:y="4.6cm">
          <text:p text:style-name="P3">プロトコル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6cm" svg:height="1cm" svg:x="1.8cm" svg:y="5.6cm">
          <text:p text:style-name="P3">発信元IPアドレス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6cm" svg:height="1cm" svg:x="1.8cm" svg:y="6.6cm">
          <text:p text:style-name="P3">宛先IPアドレス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6cm" svg:height="1.5cm" svg:x="1.8cm" svg:y="7.6cm">
          <text:p text:style-name="P3">オプション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1.5cm" svg:x="1.8cm" svg:y="9.1cm">
          <text:p text:style-name="P1">データ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659cm" svg:height="0.569cm" svg:x="1.8cm" svg:y="2.031cm">
          <draw:text-box>
            <text:p text:style-name="P4">0</text:p>
          </draw:text-box>
        </draw:frame>
        <draw:frame draw:style-name="gr3" draw:text-style-name="P4" draw:layer="layout" svg:width="0.659cm" svg:height="0.569cm" svg:x="3.141cm" svg:y="2.031cm">
          <draw:text-box>
            <text:p text:style-name="P4">3</text:p>
          </draw:text-box>
        </draw:frame>
        <draw:frame draw:style-name="gr3" draw:text-style-name="P4" draw:layer="layout" svg:width="0.659cm" svg:height="0.569cm" svg:x="3.8cm" svg:y="2.031cm">
          <draw:text-box>
            <text:p text:style-name="P4">4</text:p>
          </draw:text-box>
        </draw:frame>
        <draw:frame draw:style-name="gr3" draw:text-style-name="P4" draw:layer="layout" svg:width="0.659cm" svg:height="0.569cm" svg:x="5.141cm" svg:y="2.031cm">
          <draw:text-box>
            <text:p text:style-name="P4">7</text:p>
          </draw:text-box>
        </draw:frame>
        <draw:frame draw:style-name="gr3" draw:text-style-name="P4" draw:layer="layout" svg:width="0.659cm" svg:height="0.569cm" svg:x="5.8cm" svg:y="2.031cm">
          <draw:text-box>
            <text:p text:style-name="P4">8</text:p>
          </draw:text-box>
        </draw:frame>
        <draw:frame draw:style-name="gr3" draw:text-style-name="P4" draw:layer="layout" svg:width="0.815cm" svg:height="0.569cm" svg:x="9.141cm" svg:y="2.031cm">
          <draw:text-box>
            <text:p text:style-name="P4">15</text:p>
          </draw:text-box>
        </draw:frame>
        <draw:frame draw:style-name="gr3" draw:text-style-name="P4" draw:layer="layout" svg:width="0.815cm" svg:height="0.569cm" svg:x="9.8cm" svg:y="2.031cm">
          <draw:text-box>
            <text:p text:style-name="P4">16</text:p>
          </draw:text-box>
        </draw:frame>
        <draw:frame draw:style-name="gr3" draw:text-style-name="P4" draw:layer="layout" svg:width="0.815cm" svg:height="0.569cm" svg:x="10.641cm" svg:y="2.031cm">
          <draw:text-box>
            <text:p text:style-name="P4">18</text:p>
          </draw:text-box>
        </draw:frame>
        <draw:frame draw:style-name="gr4" draw:text-style-name="P4" draw:layer="layout" svg:width="1cm" svg:height="0.569cm" svg:x="11.3cm" svg:y="2cm">
          <draw:text-box>
            <text:p text:style-name="P4">19</text:p>
          </draw:text-box>
        </draw:frame>
        <draw:frame draw:style-name="gr3" draw:text-style-name="P4" draw:layer="layout" svg:width="0.815cm" svg:height="0.569cm" svg:x="17.141cm" svg:y="2.031cm">
          <draw:text-box>
            <text:p text:style-name="P4">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30T01:25:46.42</meta:creation-date>
    <dc:date>2010-07-30T01:49:29.51</dc:date>
    <meta:editing-duration>PT00H23M41S</meta:editing-duration>
    <meta:editing-cycles>6</meta:editing-cycles>
    <meta:generator>OpenOffice.org/3.1$Win32 OpenOffice.org_project/310m19$Build-9420</meta:generator>
    <meta:document-statistic meta:object-count="24"/>
  </office:meta>
</office:document-meta>
</file>